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56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ame</text:p>
          </table:table-cell>
          <table:table-cell table:style-name="Table1.A2" office:value-type="string">
            <text:p text:style-name="P3">Type</text:p>
          </table:table-cell>
          <table:table-cell table:style-name="Table1.A2" office:value-type="string">
            <text:p text:style-name="P3">Default values</text:p>
          </table:table-cell>
          <table:table-cell table:style-name="Table1.D2" office:value-type="string">
            <text:p text:style-name="P3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<text:bookmark-start text:name="__DdeLink__1269_1156707345"/>VARCHAR(10)<text:bookmark-end text:name="__DdeLink__1269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1271_1156707345"/>Password<text:bookmark-end text:name="__DdeLink__1271_1156707345"/></text:p>
          </table:table-cell>
          <table:table-cell table:style-name="Table1.A2" office:value-type="string">
            <text:p text:style-name="Table_20_Contents"><text:bookmark-start text:name="__DdeLink__1273_1156707345"/>VARCHAR(<text:span text:style-name="T2">2</text:span>00)<text:bookmark-end text:name="__DdeLink__1273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<text:bookmark-start text:name="__DdeLink__1275_1156707345"/>VARCHAR(50)<text:bookmark-end text:name="__DdeLink__1275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1277_1156707345"/><text:bookmark-start text:name="__DdeLink__4883_778561004"/>Surnames<text:bookmark-end text:name="__DdeLink__1277_1156707345"/><text:bookmark-end text:name="__DdeLink__4883_778561004"/></text:p>
          </table:table-cell>
          <table:table-cell table:style-name="Table1.A2" office:value-type="string">
            <text:p text:style-name="Table_20_Contents"><text:bookmark-start text:name="__DdeLink__1279_1156707345"/><text:bookmark-start text:name="__DdeLink__4885_778561004"/>VARCHAR(100)<text:bookmark-end text:name="__DdeLink__1279_1156707345"/><text:bookmark-end text:name="__DdeLink__4885_778561004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4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">Name</text:p>
          </table:table-cell>
          <table:table-cell table:style-name="Table9.A2" office:value-type="string">
            <text:p text:style-name="P3">Type</text:p>
          </table:table-cell>
          <table:table-cell table:style-name="Table9.A2" office:value-type="string">
            <text:p text:style-name="P3">Default values</text:p>
          </table:table-cell>
          <table:table-cell table:style-name="Table9.D2" office:value-type="string">
            <text:p text:style-name="P3">Possibles values</text:p>
          </table:table-cell>
        </table:table-row>
        <table:table-row>
          <table:table-cell table:style-name="Table9.A2" office:value-type="string">
            <text:p text:style-name="Table_20_Contents"><text:bookmark-start text:name="__DdeLink__4952_1156707345"/>School<text:bookmark-end text:name="__DdeLink__4952_1156707345"/></text:p>
          </table:table-cell>
          <table:table-cell table:style-name="Table9.A2" office:value-type="string">
            <text:p text:style-name="Table_20_Contents"><text:bookmark-start text:name="__DdeLink__4954_1156707345"/><text:bookmark-start text:name="__DdeLink__409_9604444502"/>VARCHAR(50)<text:bookmark-end text:name="__DdeLink__4954_1156707345"/><text:bookmark-end text:name="__DdeLink__409_9604444502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56_1156707345"/>city<text:bookmark-end text:name="__DdeLink__4956_1156707345"/></text:p>
          </table:table-cell>
          <table:table-cell table:style-name="Table9.A2" office:value-type="string">
            <text:p text:style-name="Table_20_Contents"><text:bookmark-start text:name="__DdeLink__4958_1156707345"/>VARCHAR(50)<text:bookmark-end text:name="__DdeLink__4958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0_1156707345"/>Course (NL)<text:bookmark-end text:name="__DdeLink__4960_1156707345"/></text:p>
          </table:table-cell>
          <table:table-cell table:style-name="Table9.A2" office:value-type="string">
            <text:p text:style-name="Table_20_Contents"><text:bookmark-start text:name="__DdeLink__4963_1156707345"/>VARCHAR<text:bookmark text:name="result_box22"/>(2)<text:bookmark-end text:name="__DdeLink__4963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5_1156707345"/>date_of_birth<text:bookmark-end text:name="__DdeLink__4965_1156707345"/></text:p>
          </table:table-cell>
          <table:table-cell table:style-name="Table9.A2" office:value-type="string">
            <text:p text:style-name="Table_20_Contents"><text:bookmark-start text:name="__DdeLink__4967_1156707345"/>DATE<text:bookmark-end text:name="__DdeLink__4967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table:number-columns-spanned="4" office:value-type="string">
            <text:p text:style-name="P4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ame</text:p>
          </table:table-cell>
          <table:table-cell table:style-name="Table3.A2" office:value-type="string">
            <text:p text:style-name="P3">Type</text:p>
          </table:table-cell>
          <table:table-cell table:style-name="Table3.A2" office:value-type="string">
            <text:p text:style-name="P3">Default values</text:p>
          </table:table-cell>
          <table:table-cell table:style-name="Table3.D2" office:value-type="string">
            <text:p text:style-name="P3">Possibles values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<text:bookmark-start text:name="__DdeLink__4972_1156707345"/>VARCHAR<text:bookmark text:name="result_box211"/>(50)<text:bookmark-end text:name="__DdeLink__4972_1156707345"/>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4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Type</text:p>
          </table:table-cell>
          <table:table-cell table:style-name="Table2.A2" office:value-type="string">
            <text:p text:style-name="P3">Default values</text:p>
          </table:table-cell>
          <table:table-cell table:style-name="Table2.D2" office:value-type="string">
            <text:p text:style-name="P3">Possibles values</text:p>
          </table:table-cell>
        </table:table-row>
        <table:table-row>
          <table:table-cell table:style-name="Table2.A2" office:value-type="string">
            <text:p text:style-name="Table_20_Contents"><text:bookmark-start text:name="__DdeLink__4974_1156707345"/>Role<text:bookmark-end text:name="__DdeLink__4974_1156707345"/></text:p>
          </table:table-cell>
          <table:table-cell table:style-name="Table2.A2" office:value-type="string">
            <text:p text:style-name="Table_20_Contents"><text:bookmark-start text:name="__DdeLink__4977_1156707345"/><text:bookmark-start text:name="__DdeLink__409_960444450111"/>V<text:bookmark-end text:name="__DdeLink__409_960444450111"/>ARCHAR(20)<text:bookmark-end text:name="__DdeLink__4977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2"><text:bookmark-start text:name="__DdeLink__4979_1156707345"/>Description_of_their_role<text:bookmark-end text:name="__DdeLink__4979_1156707345"/></text:p>
          </table:table-cell>
          <table:table-cell table:style-name="Table2.A2" office:value-type="string">
            <text:p text:style-name="Table_20_Contents"><text:bookmark-start text:name="__DdeLink__4981_1156707345"/>VARCHAR(100)<text:bookmark-end text:name="__DdeLink__4981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4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">Name</text:p>
          </table:table-cell>
          <table:table-cell table:style-name="Table4.A2" office:value-type="string">
            <text:p text:style-name="P3">Type</text:p>
          </table:table-cell>
          <table:table-cell table:style-name="Table4.A2" office:value-type="string">
            <text:p text:style-name="P3">Default values</text:p>
          </table:table-cell>
          <table:table-cell table:style-name="Table4.D2" office:value-type="string">
            <text:p text:style-name="P3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Table_20_Contents"><text:bookmark-start text:name="__DdeLink__4983_1156707345"/>points<text:bookmark-end text:name="__DdeLink__4983_1156707345"/></text:p>
          </table:table-cell>
          <table:table-cell table:style-name="Table4.A2" office:value-type="string">
            <text:p text:style-name="Table_20_Contents"><text:bookmark-start text:name="__DdeLink__4985_1156707345"/>INT(20)<text:bookmark-end text:name="__DdeLink__4985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87_1156707345"/>number_of_hits<text:bookmark-end text:name="__DdeLink__4987_1156707345"/></text:p>
          </table:table-cell>
          <table:table-cell table:style-name="Table4.A2" office:value-type="string">
            <text:p text:style-name="Table_20_Contents"><text:bookmark-start text:name="__DdeLink__4989_1156707345"/><text:bookmark-start text:name="__DdeLink__429_9604444502"/>INT(10)<text:bookmark-end text:name="__DdeLink__4989_1156707345"/><text:bookmark-end text:name="__DdeLink__429_9604444502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1_1156707345"/>number_of_failures<text:bookmark-end text:name="__DdeLink__4991_1156707345"/></text:p>
          </table:table-cell>
          <table:table-cell table:style-name="Table4.A2" office:value-type="string">
            <text:p text:style-name="Table_20_Contents"><text:bookmark-start text:name="__DdeLink__4993_1156707345"/><text:bookmark-start text:name="__DdeLink__431_9604444501"/>INT(10)<text:bookmark-end text:name="__DdeLink__4993_1156707345"/><text:bookmark-end text:name="__DdeLink__431_9604444501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5_1156707345"/>number_of_attempts<text:bookmark-end text:name="__DdeLink__4995_1156707345"/></text:p>
          </table:table-cell>
          <table:table-cell table:style-name="Table4.A2" office:value-type="string">
            <text:p text:style-name="Table_20_Contents"><text:bookmark-start text:name="__DdeLink__4997_1156707345"/>INT(10)<text:bookmark-end text:name="__DdeLink__4997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4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">Name</text:p>
          </table:table-cell>
          <table:table-cell table:style-name="Table5.A2" office:value-type="string">
            <text:p text:style-name="P3">Type</text:p>
          </table:table-cell>
          <table:table-cell table:style-name="Table5.A2" office:value-type="string">
            <text:p text:style-name="P3">Default values</text:p>
          </table:table-cell>
          <table:table-cell table:style-name="Table5.D2" office:value-type="string">
            <text:p text:style-name="P3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<text:bookmark-start text:name="__DdeLink__4897_778561004"/>VARCHAR(50)<text:bookmark-end text:name="__DdeLink__4897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899_778561004"/>Short_description<text:bookmark-end text:name="__DdeLink__4899_778561004"/></text:p>
          </table:table-cell>
          <table:table-cell table:style-name="Table5.A2" office:value-type="string">
            <text:p text:style-name="Table_20_Contents"><text:bookmark-start text:name="__DdeLink__4901_778561004"/>VARCHAR(100)<text:bookmark-end text:name="__DdeLink__4901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3_778561004"/>Rules<text:bookmark-end text:name="__DdeLink__4903_778561004"/></text:p>
          </table:table-cell>
          <table:table-cell table:style-name="Table5.A2" office:value-type="string">
            <text:p text:style-name="Table_20_Contents"><text:bookmark-start text:name="__DdeLink__4906_778561004"/><text:bookmark-start text:name="__DdeLink__625_7365374491"/>VARCHAR<text:bookmark-end text:name="__DdeLink__625_7365374491"/>(<text:span text:style-name="T1">200</text:span>)<text:bookmark-end text:name="__DdeLink__4906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8_778561004"/>Punctuation_at_the_first_attempt<text:bookmark-end text:name="__DdeLink__4908_778561004"/></text:p>
          </table:table-cell>
          <table:table-cell table:style-name="Table5.A2" office:value-type="string">
            <text:p text:style-name="Table_20_Contents"><text:bookmark-start text:name="__DdeLink__4910_778561004"/>INT(2)<text:bookmark-end text:name="__DdeLink__4910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2_778561004"/>Punctuation_at_the_second_attempt<text:bookmark-end text:name="__DdeLink__4912_778561004"/>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2597_1201140016"/><text:bookmark-start text:name="__DdeLink__4914_778561004"/><text:bookmark-start text:name="__DdeLink__4916_778561004"/><text:bookmark text:name="result_box"/>Time_of_first_attempt<text:bookmark-end text:name="__DdeLink__2597_1201140016"/><text:bookmark-end text:name="__DdeLink__4914_778561004"/><text:bookmark-end text:name="__DdeLink__4916_778561004"/></text:p>
          </table:table-cell>
          <table:table-cell table:style-name="Table5.A2" office:value-type="string">
            <text:p text:style-name="Table_20_Contents"><text:bookmark-start text:name="__DdeLink__4918_778561004"/>INT(2)<text:bookmark-end text:name="__DdeLink__491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0_778561004"/>Time_of_second_attempt<text:bookmark-end text:name="__DdeLink__4920_778561004"/></text:p>
          </table:table-cell>
          <table:table-cell table:style-name="Table5.A2" office:value-type="string">
            <text:p text:style-name="Table_20_Contents"><text:bookmark-start text:name="__DdeLink__4922_778561004"/><text:bookmark-start text:name="__DdeLink__4924_778561004"/>INT(2)<text:bookmark-end text:name="__DdeLink__4922_778561004"/><text:bookmark-end text:name="__DdeLink__4924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6_778561004"/><text:bookmark text:name="result_box1"/>num_of_words<text:bookmark-end text:name="__DdeLink__4926_778561004"/></text:p>
          </table:table-cell>
          <table:table-cell table:style-name="Table5.A2" office:value-type="string">
            <text:p text:style-name="Table_20_Contents"><text:bookmark-start text:name="__DdeLink__4928_778561004"/>INT(2)<text:bookmark-end text:name="__DdeLink__492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">Name</text:p>
          </table:table-cell>
          <table:table-cell table:style-name="Table6.A2" office:value-type="string">
            <text:p text:style-name="P3">Type</text:p>
          </table:table-cell>
          <table:table-cell table:style-name="Table6.A2" office:value-type="string">
            <text:p text:style-name="P3">Default values</text:p>
          </table:table-cell>
          <table:table-cell table:style-name="Table6.D2" office:value-type="string">
            <text:p text:style-name="P3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Table_20_Contents"><text:bookmark-start text:name="__DdeLink__4887_778561004"/>Value<text:bookmark-end text:name="__DdeLink__4887_778561004"/></text:p>
          </table:table-cell>
          <table:table-cell table:style-name="Table6.A2" office:value-type="string">
            <text:p text:style-name="Table_20_Contents"><text:bookmark-start text:name="__DdeLink__4889_778561004"/>VARCHAR(20)<text:bookmark-end text:name="__DdeLink__4889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1_778561004"/>number_of_syllabes<text:bookmark-end text:name="__DdeLink__4891_778561004"/>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3_778561004"/>category<text:bookmark-end text:name="__DdeLink__4893_778561004"/></text:p>
          </table:table-cell>
          <table:table-cell table:style-name="Table6.A2" office:value-type="string">
            <text:p text:style-name="Table_20_Contents"><text:bookmark-start text:name="__DdeLink__4895_778561004"/>VARCHAR(10)<text:bookmark-end text:name="__DdeLink__4895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'aguda', 'llana', 'esdr&amp;uacute;jula'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4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">Name</text:p>
          </table:table-cell>
          <table:table-cell table:style-name="Table7.A2" office:value-type="string">
            <text:p text:style-name="P3">Type</text:p>
          </table:table-cell>
          <table:table-cell table:style-name="Table7.A2" office:value-type="string">
            <text:p text:style-name="P3">Default values</text:p>
          </table:table-cell>
          <table:table-cell table:style-name="Table7.D2" office:value-type="string">
            <text:p text:style-name="P3">Possibles values</text:p>
          </table:table-cell>
        </table:table-row>
        <table:table-row>
          <table:table-cell table:style-name="Table7.A2" office:value-type="string">
            <text:p text:style-name="Table_20_Contents">Id</text:p>
          </table:table-cell>
          <table:table-cell table:style-name="Table7.A2" office:value-type="string">
            <text:p text:style-name="Table_20_Contents">INT(6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  <table:table-row>
          <table:table-cell table:style-name="Table7.A2" office:value-type="string">
            <text:p text:style-name="Table_20_Contents">Value</text:p>
          </table:table-cell>
          <table:table-cell table:style-name="Table7.A2" office:value-type="string">
            <text:p text:style-name="Table_20_Contents"><text:bookmark-start text:name="__DdeLink__4999_1156707345"/>VARCHAR(20)<text:bookmark-end text:name="__DdeLink__4999_1156707345"/>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13T11:31:36</dc:date>
    <dc:creator>alumne </dc:creator>
    <meta:editing-duration>PT5H43M2S</meta:editing-duration>
    <meta:editing-cycles>170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76" meta:word-count="198" meta:character-count="1128" meta:non-whitespace-character-count="1105"/>
  </office:meta>
</office:document-meta>
</file>